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AE656E89A21FD69.png" manifest:media-type="image/png"/>
  <manifest:file-entry manifest:full-path="Pictures/10000200000000AB000000AB10176731AD102F6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bea8"/>
    </style:style>
    <style:style style:name="P2" style:family="paragraph" style:parent-style-name="Standard">
      <style:paragraph-properties fo:text-align="start" style:justify-single-word="false"/>
      <style:text-properties officeooo:paragraph-rsid="0019bea8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bea8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ba39b"/>
    </style:style>
    <style:style style:name="T5" style:family="text">
      <style:text-properties officeooo:rsid="001bc1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p text:style-name="P1"/>
      <text:list xml:id="list7768455134617470199" text:style-name="L1">
        <text:list-item>
          <text:p text:style-name="P4">A 1<text:span text:style-name="T4">1</text:span>0 kg man runs at a velocity of 10 m/s. What is his kinetic energy? </text:p>
        </text:list-item>
      </text:list>
      <text:p text:style-name="P2"/>
      <text:p text:style-name="P2"/>
      <text:list xml:id="list210331987272793" text:continue-numbering="true" text:style-name="L1">
        <text:list-item>
          <text:p text:style-name="P4">A car has a mass of <text:span text:style-name="T4">8</text:span>75 kg. <text:s/>It drives at 14 m/s. <text:s/>What is its kinetic energy?</text:p>
        </text:list-item>
      </text:list>
      <text:p text:style-name="P2"/>
      <text:p text:style-name="P2"/>
      <text:p text:style-name="P2"/>
      <text:list xml:id="list210331277113874" text:continue-numbering="true" text:style-name="L1">
        <text:list-item>
          <text:p text:style-name="P4">What is the kinetic energy of an electron ( me = 9.1 x 10<text:span text:style-name="T1">-31</text:span> kg) that moves at a speed of 6.5 × 10 <text:span text:style-name="T1">5</text:span> m/s?</text:p>
        </text:list-item>
      </text:list>
      <text:p text:style-name="P2"/>
      <text:p text:style-name="P2"/>
      <text:p text:style-name="P2"/>
      <text:list xml:id="list210330944645285" text:continue-numbering="true" text:style-name="L1">
        <text:list-item>
          <text:p text:style-name="P4"><text:span text:style-name="T2"><text:s/></text:span>A helicopter flies at a velocity of <text:span text:style-name="T4">7</text:span>0 m/s at an altitude of 3<text:span text:style-name="T4">2</text:span>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31447577667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32081098683" text:continue-numbering="true" text:style-name="L1">
        <text:list-item>
          <text:p text:style-name="P4">A man pushes a <text:span text:style-name="T4">6</text:span>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32044709825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30595352692" text:continue-numbering="true" text:style-name="L1">
        <text:list-item>
          <text:p text:style-name="P4">A kangaroo jumps directly upward with an initial velocity of <text:span text:style-name="T4">5</text:span>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210330691801472" text:continue-numbering="true" text:style-name="L1">
        <text:list-item>
          <text:p text:style-name="P4">A skate-boarder drops into a 2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331304566455" text:continue-numbering="true" text:style-name="L1">
        <text:list-item>
          <text:list>
            <text:list-item>
              <text:p text:style-name="P4">The skate-boarder then pushes against the ground to go faster. <text:s/>He pushes with a force of 100 N for a distance of <text:span text:style-name="T4">1</text:span> meter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32256031901" text:continue-numbering="true" text:style-name="L1">
        <text:list-item>
          <text:p text:style-name="P4">A 1<text:span text:style-name="T4">6</text:span>00 kg car is traveling 2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31243078776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210331381544505" text:continue-numbering="true" text:style-name="L1">
        <text:list-item>
          <text:p text:style-name="P4">A proton has a mass of 1.67 x 10<text:span text:style-name="T1">-27</text:span> kg. <text:s/>It travels at 1.<text:span text:style-name="T5">6</text:span>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210331056473624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210332488587742" text:continue-numbering="true" text:style-name="L1">
        <text:list-item>
          <text:p text:style-name="P4"><text:s/>Victoria carries her <text:span text:style-name="T5">3</text:span>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210331055397728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210330464059675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210330453557297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210331377996142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331117141264" text:continue-numbering="true" text:style-name="L1">
        <text:list-item>
          <text:p text:style-name="P4">A Japanese bomber flies over Pearl Harbor in Hawaii, and drops a <text:span text:style-name="T5">6</text:span>00 kg bomb on the USS Arizona, from 3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210331602489757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210332154990817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210332416918382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210330797565992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10176731AD102F6C.png" xlink:type="simple" xlink:show="embed" xlink:actuate="onLoad"/></draw:frame><draw:frame draw:style-name="Mfr1" draw:name="graphics1" text:anchor-type="paragraph" svg:x="0.0063in" svg:y="-0.4126in" svg:width="0.75in" svg:height="0.8in" draw:z-index="5"><draw:image xlink:href="Pictures/10000201000000EF000001005AE656E89A21FD69.png" xlink:type="simple" xlink:show="embed" xlink:actuate="onLoad"/></draw:frame> <text:s text:c="20"/>Name:<text:tab/><text:tab/><text:date style:data-style-name="N37" text:date-value="2016-08-29T21:03:30.29509438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6204361</meta:creation-date>
    <meta:editing-duration>PT10M22S</meta:editing-duration>
    <meta:editing-cycles>6</meta:editing-cycles>
    <meta:generator>LibreOffice/5.0.6.2$Linux_X86_64 LibreOffice_project/00$Build-2</meta:generator>
    <dc:date>2016-08-29T21:03:30.267267104</dc:date>
    <meta:document-statistic meta:table-count="0" meta:image-count="2" meta:object-count="0" meta:page-count="3" meta:paragraph-count="34" meta:word-count="546" meta:character-count="2689" meta:non-whitespace-character-count="2148"/>
  </office:meta>
</office:document-meta>
</file>